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d92" officeooo:paragraph-rsid="000eed92"/>
    </style:style>
    <style:style style:name="T1" style:family="text">
      <style:text-properties officeooo:rsid="000eed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ling Power (Law):</text:p>
      <text:p text:style-name="Standard"><text:a xlink:type="simple" xlink:href="https://customthermoelectric.com/tech-info/more-useful-info/equations-formulas/heat-transfer.html" text:style-name="Internet_20_link" text:visited-style-name="Visited_20_Internet_20_Link">https://customthermoelectric.com/tech-info/more-useful-info/equations-formulas/heat-transfer.html</text:a></text:p>
      <text:p text:style-name="Standard"/>
      <text:p text:style-name="P1">RDD Programming guide:</text:p>
      <text:p text:style-name="P1"><text:a xlink:type="simple" xlink:href="https://spark.apache.org/docs/latest/rdd-programming-guide.html" text:style-name="Internet_20_link" text:visited-style-name="Visited_20_Internet_20_Link">https://spark.apache.org/docs/latest/rdd-programming-guide.html</text:a></text:p>
      <text:p text:style-name="P1"/>
      <text:p text:style-name="P1">ReduceByKey Example:</text:p>
      <text:p text:style-name="P1"><text:a xlink:type="simple" xlink:href="https://backtobazics.com/big-data/spark/apache-spark-reducebykey-example/" text:style-name="Internet_20_link" text:visited-style-name="Visited_20_Internet_20_Link">https://backtobazics.com/big-data/spark/apache-spark-reducebykey-example/</text:a></text:p>
      <text:p text:style-name="P1"/>
      <text:p text:style-name="P1">Random Forests with PySpark:</text:p>
      <text:p text:style-name="P1"><text:a xlink:type="simple" xlink:href="https://jarrettmeyer.com/2017/05/04/random-forests-with-pyspark" text:style-name="Internet_20_link" text:visited-style-name="Visited_20_Internet_20_Link">https://jarrettmeyer.com/2017/05/04/random-forests-with-pyspark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3:17:03.383839334</meta:creation-date>
    <dc:date>2019-07-27T15:25:18.244582788</dc:date>
    <meta:editing-duration>PT11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6" meta:character-count="386" meta:non-whitespace-character-count="378"/>
  </office:meta>
</office:document-meta>
</file>